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25">
            <text:p>9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37">
            <text:p>4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7">
            <text:p>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1924">
            <text:p>481924</text:p>
          </table:table-cell>
          <table:table-cell table:style-name="ce21" office:value-type="string">
            <text:p>Everest College-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utomotive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5194">
            <text:p>475194</text:p>
          </table:table-cell>
          <table:table-cell table:style-name="ce21" office:value-type="string">
            <text:p>Miller-Motte Technical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ll Site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0930">
            <text:p>480930</text:p>
          </table:table-cell>
          <table:table-cell table:style-name="ce21" office:value-type="string">
            <text:p>Paul Mitchell The School 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arilion Roanoke Community Hospital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5">
            <text:p>28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84">
            <text:p>2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082">
            <text:p>459082</text:p>
          </table:table-cell>
          <table:table-cell table:style-name="ce21" office:value-type="string">
            <text:p>Virginia Tech Carilion School of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Tech Carilion School of Medicin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vir" style:display-name="PageStyle_criminal-offenses-on-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